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47F38035D42626836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width="4.979cm" svg:height="29.7cm" draw:z-index="0"><draw:image xlink:href="Pictures/10000201000000C10000047F38035D42626836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4-18T11:52:30.913000000</dc:date>
    <meta:editing-duration>PT10M28S</meta:editing-duration>
    <meta:editing-cycles>4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